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1.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0.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2.png" manifest:media-type="image/png"/>
  <manifest:file-entry manifest:full-path="media/image3.png" manifest:media-type="image/png"/>
  <manifest:file-entry manifest:full-path="media/image5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arial, helvetica, sans-serif" svg:font-family="arial, helvetica, sans-serif" style:font-family-generic="system"/>
    <style:font-face style:name="Arial,Bold" svg:font-family="Arial,Bold" style:font-family-generic="swiss"/>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omyślnaczcionkaakapitu" style:family="text">
      <style:text-properties style:text-underline-type="single" style:text-underline-style="solid" style:text-underline-width="auto" style:text-underline-mode="continuous"/>
    </style:style>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paragraph-properties fo:break-before="page"/>
    </style:style>
    <style:style style:name="P11" style:parent-style-name="Standard" style:family="paragraph"/>
    <style:style style:name="P12" style:parent-style-name="Standard" style:family="paragraph"/>
    <style:style style:name="P13"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4"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5"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6"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T21" style:parent-style-name="Domyślnaczcionkaakapitu" style:family="text">
      <style:text-properties style:font-name="Arial,Bold" style:font-name-asian="Arial,Bold" style:font-name-complex="Arial,Bold" fo:font-weight="bold" style:font-weight-asian="bold" style:font-weight-complex="bold"/>
    </style:style>
    <style:style style:name="T22" style:parent-style-name="Domyślnaczcionkaakapitu" style:family="text">
      <style:text-properties style:font-name="Arial,Bold" style:font-name-asian="Arial,Bold" style:font-name-complex="Arial,Bold" fo:font-weight="bold" style:font-weight-asian="bold" style:font-weight-complex="bold"/>
    </style:style>
    <style:style style:name="T23" style:parent-style-name="Domyślnaczcionkaakapitu" style:family="text">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font-weight="bold" style:font-weight-asian="bold" style:font-weight-complex="bold"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font-weight="bold" style:font-weight-asian="bold" style:font-weight-complex="bold" fo:language="en" fo:country="US"/>
    </style:style>
    <style:style style:name="T46" style:parent-style-name="Domyślnaczcionkaakapitu" style:family="text">
      <style:text-properties fo:language="en" fo:country="US"/>
    </style:style>
    <style:style style:name="P47" style:parent-style-name="Standard" style:family="paragraph">
      <style:text-properties fo:font-weight="bold" style:font-weight-asian="bold" style:font-weight-complex="bold"/>
    </style:style>
    <style:style style:name="P48" style:parent-style-name="Standard" style:family="paragraph"/>
    <style:style style:name="T49" style:parent-style-name="Domyślnaczcionkaakapitu" style:family="text">
      <style:text-properties fo:font-weight="bold" style:font-weight-asian="bold" style:font-weight-complex="bold"/>
    </style:style>
    <style:style style:name="T50" style:parent-style-name="Domyślnaczcionkaakapitu" style:family="text">
      <style:text-properties fo:font-weight="bold" style:font-weight-asian="bold" style:font-weight-complex="bold"/>
    </style:style>
    <style:style style:name="P51" style:parent-style-name="Standard" style:family="paragraph"/>
    <style:style style:name="P52" style:parent-style-name="Standard" style:family="paragraph">
      <style:paragraph-properties fo:margin-left="0.75in">
        <style:tab-stops/>
      </style:paragraph-properties>
    </style:style>
    <style:style style:name="P53" style:parent-style-name="Standard" style:family="paragraph">
      <style:paragraph-properties fo:margin-left="0.75in">
        <style:tab-stops/>
      </style:paragraph-properties>
    </style:style>
    <style:style style:name="P54" style:parent-style-name="Standard" style:family="paragraph">
      <style:paragraph-properties fo:margin-left="0.75in">
        <style:tab-stops/>
      </style:paragraph-properties>
    </style:style>
    <style:style style:name="P55" style:parent-style-name="Standard" style:family="paragraph">
      <style:paragraph-properties fo:margin-left="0.75in">
        <style:tab-stops/>
      </style:paragraph-properties>
    </style:style>
    <style:style style:name="P56" style:parent-style-name="Standard" style:family="paragraph">
      <style:paragraph-properties fo:margin-left="0.75in">
        <style:tab-stops/>
      </style:paragraph-properties>
    </style:style>
    <style:style style:name="P57" style:parent-style-name="Standard" style:family="paragraph">
      <style:paragraph-properties fo:margin-left="0.75in">
        <style:tab-stops/>
      </style:paragraph-properties>
    </style:style>
    <style:style style:name="P58" style:parent-style-name="Standard" style:family="paragraph">
      <style:paragraph-properties fo:text-align="justify" fo:margin-left="0.75in">
        <style:tab-stops/>
      </style:paragraph-properties>
    </style:style>
    <style:style style:name="P59" style:parent-style-name="Standard" style:family="paragraph">
      <style:paragraph-properties fo:text-align="justify" fo:margin-left="0.75in">
        <style:tab-stops/>
      </style:paragraph-properties>
    </style:style>
    <style:style style:name="P60" style:parent-style-name="Standard" style:family="paragraph">
      <style:paragraph-properties fo:margin-left="0.75in">
        <style:tab-stops/>
      </style:paragraph-properties>
    </style:style>
    <style:style style:name="P61" style:parent-style-name="Standard" style:family="paragraph">
      <style:paragraph-properties fo:margin-left="0.75in">
        <style:tab-stops/>
      </style:paragraph-properties>
    </style:style>
    <style:style style:name="P62" style:parent-style-name="Standard" style:family="paragraph">
      <style:paragraph-properties fo:margin-left="0.75in">
        <style:tab-stops/>
      </style:paragraph-properties>
    </style:style>
    <style:style style:name="P63" style:parent-style-name="Standard" style:family="paragraph">
      <style:paragraph-properties fo:margin-left="0.75in">
        <style:tab-stops/>
      </style:paragraph-properties>
    </style:style>
    <style:style style:name="P64" style:parent-style-name="Standard" style:family="paragraph">
      <style:paragraph-properties fo:margin-left="0.75in">
        <style:tab-stops/>
      </style:paragraph-properties>
    </style:style>
    <style:style style:name="P65" style:parent-style-name="Standard" style:family="paragraph">
      <style:paragraph-properties fo:margin-left="0.75in">
        <style:tab-stops/>
      </style:paragraph-properties>
    </style:style>
    <style:style style:name="P66" style:parent-style-name="Standard" style:family="paragraph">
      <style:paragraph-properties fo:margin-left="0.75in">
        <style:tab-stops/>
      </style:paragraph-properties>
    </style:style>
    <style:style style:name="P67" style:parent-style-name="Standard" style:family="paragraph">
      <style:paragraph-properties fo:margin-left="0.75in">
        <style:tab-stops/>
      </style:paragraph-properties>
    </style:style>
    <style:style style:name="P68" style:parent-style-name="Standard" style:family="paragraph">
      <style:paragraph-properties fo:margin-left="0.75in">
        <style:tab-stops/>
      </style:paragraph-properties>
    </style:style>
    <style:style style:name="P69" style:parent-style-name="Standard" style:family="paragraph">
      <style:paragraph-properties fo:margin-left="0.75in">
        <style:tab-stops/>
      </style:paragraph-properties>
    </style:style>
    <style:style style:name="P70" style:parent-style-name="Standard" style:family="paragraph">
      <style:paragraph-properties fo:margin-left="0.75in">
        <style:tab-stops/>
      </style:paragraph-properties>
    </style:style>
    <style:style style:name="P71" style:parent-style-name="Standard" style:family="paragraph">
      <style:paragraph-properties fo:margin-left="0.75in">
        <style:tab-stops/>
      </style:paragraph-properties>
    </style:style>
    <style:style style:name="P72" style:parent-style-name="Standard" style:family="paragraph">
      <style:paragraph-properties fo:margin-left="0.75in">
        <style:tab-stops/>
      </style:paragraph-properties>
    </style:style>
    <style:style style:name="P73" style:parent-style-name="Standard" style:family="paragraph">
      <style:paragraph-properties fo:margin-left="0.75in">
        <style:tab-stops/>
      </style:paragraph-properties>
    </style:style>
    <style:style style:name="P74" style:parent-style-name="Standard" style:family="paragraph">
      <style:paragraph-properties fo:margin-left="0.75in">
        <style:tab-stops/>
      </style:paragraph-properties>
    </style:style>
    <style:style style:name="P75" style:parent-style-name="Standard" style:family="paragraph">
      <style:paragraph-properties fo:margin-left="0.75in">
        <style:tab-stops/>
      </style:paragraph-properties>
    </style:style>
    <style:style style:name="P76" style:parent-style-name="Standard" style:family="paragraph"/>
    <style:style style:name="P77" style:parent-style-name="Standard" style:family="paragraph">
      <style:paragraph-properties fo:margin-left="0.75in">
        <style:tab-stops/>
      </style:paragraph-properties>
    </style:style>
    <style:style style:name="P78" style:parent-style-name="Standard" style:family="paragraph">
      <style:paragraph-properties fo:margin-left="0.75in">
        <style:tab-stops/>
      </style:paragraph-properties>
    </style:style>
    <style:style style:name="P79" style:parent-style-name="Standard" style:family="paragraph">
      <style:paragraph-properties fo:margin-left="0.75in">
        <style:tab-stops/>
      </style:paragraph-properties>
    </style:style>
    <style:style style:name="P80" style:parent-style-name="Standard" style:family="paragraph">
      <style:paragraph-properties fo:margin-left="0.4923in">
        <style:tab-stops/>
      </style:paragraph-properties>
    </style:style>
    <style:style style:name="P81" style:parent-style-name="Normalny" style:family="paragraph">
      <style:paragraph-properties fo:break-before="page"/>
      <style:text-properties fo:hyphenate="true"/>
    </style:style>
    <style:style style:name="T82" style:parent-style-name="Domyślnaczcionkaakapitu" style:family="text">
      <style:text-properties fo:font-weight="bold" style:font-weight-asian="bold" style:font-weight-complex="bold"/>
    </style:style>
    <style:style style:name="P83" style:parent-style-name="Standard" style:family="paragraph"/>
    <style:style style:name="P84" style:parent-style-name="Standard" style:family="paragraph"/>
    <style:style style:name="P85" style:parent-style-name="Standard" style:family="paragraph">
      <style:paragraph-properties fo:margin-left="1.477in">
        <style:tab-stops/>
      </style:paragraph-properties>
    </style:style>
    <style:style style:name="P86" style:parent-style-name="Normalny" style:family="paragraph">
      <style:paragraph-properties fo:break-before="page"/>
      <style:text-properties fo:hyphenate="true"/>
    </style:style>
    <style:style style:name="P87" style:parent-style-name="Standard" style:family="paragraph"/>
    <style:style style:name="P88" style:parent-style-name="Standard" style:family="paragraph">
      <style:paragraph-properties fo:margin-left="1in">
        <style:tab-stops/>
      </style:paragraph-properties>
    </style:style>
    <style:style style:name="P89" style:parent-style-name="Standard" style:family="paragraph">
      <style:text-properties fo:font-weight="bold" style:font-weight-asian="bold" style:font-weight-complex="bold"/>
    </style:style>
    <style:style style:name="T90" style:parent-style-name="Domyślnaczcionkaakapitu" style:family="text">
      <style:text-properties style:font-name="Consolas" fo:color="#6F42C1" fo:font-size="9pt" style:font-size-asian="9pt" style:font-size-complex="9pt" fo:background-color="#FFFFFF"/>
    </style:style>
    <style:style style:name="P91" style:parent-style-name="Standard" style:family="paragraph"/>
    <style:style style:name="T92" style:parent-style-name="Domyślnaczcionkaakapitu" style:family="text">
      <style:text-properties style:font-name="Segoe UI Emoji" style:font-name-asian="Segoe UI Emoji" style:font-name-complex="Segoe UI Emoji"/>
    </style:style>
    <style:style style:name="P93" style:parent-style-name="Standard" style:family="paragraph">
      <style:text-properties fo:font-weight="bold" style:font-weight-asian="bold" style:font-weight-complex="bold"/>
    </style:style>
    <style:style style:name="P94" style:parent-style-name="Standard" style:family="paragraph"/>
    <style:style style:name="P95" style:parent-style-name="Normalny" style:family="paragraph">
      <style:paragraph-properties fo:break-before="page"/>
      <style:text-properties fo:font-weight="bold" style:font-weight-asian="bold" style:font-weight-complex="bold" fo:hyphenate="true"/>
    </style:style>
    <style:style style:name="P96" style:parent-style-name="Standard" style:family="paragraph">
      <style:text-properties fo:font-weight="bold" style:font-weight-asian="bold" style:font-weight-complex="bold"/>
    </style:style>
    <style:style style:name="T97" style:parent-style-name="Domyślnaczcionkaakapitu" style:family="text">
      <style:text-properties fo:font-weight="bold" style:font-weight-asian="bold" style:font-weight-complex="bold"/>
    </style:style>
    <style:style style:name="T98" style:parent-style-name="Domyślnaczcionkaakapitu" style:family="text">
      <style:text-properties style:text-underline-type="single" style:text-underline-style="solid" style:text-underline-width="auto" style:text-underline-mode="continuous"/>
    </style:style>
    <style:style style:name="T99" style:parent-style-name="Domyślnaczcionkaakapitu" style:family="text">
      <style:text-properties fo:font-weight="bold" style:font-weight-asian="bold" style:font-weight-complex="bold"/>
    </style:style>
    <style:style style:name="T100" style:parent-style-name="Domyślnaczcionkaakapitu" style:family="text">
      <style:text-properties fo:font-weight="bold" style:font-weight-asian="bold" style:font-weight-complex="bold"/>
    </style:style>
    <style:style style:name="T101" style:parent-style-name="Domyślnaczcionkaakapitu" style:family="text">
      <style:text-properties fo:font-weight="bold" style:font-weight-asian="bold" style:font-weight-complex="bold"/>
    </style:style>
    <style:style style:name="P10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4" style:parent-style-name="Standard" style:family="paragraph"/>
    <style:style style:name="P105" style:parent-style-name="Standard" style:family="paragraph"/>
    <style:style style:name="P106" style:parent-style-name="Standard" style:family="paragraph"/>
    <style:style style:name="P107" style:parent-style-name="Standard" style:family="paragraph"/>
    <style:style style:name="P108" style:parent-style-name="Standard" style:family="paragraph"/>
    <style:style style:name="P109" style:parent-style-name="Standard" style:family="paragraph"/>
    <style:style style:name="P110" style:parent-style-name="Standard" style:family="paragraph">
      <style:paragraph-properties fo:margin-left="1in">
        <style:tab-stops/>
      </style:paragraph-properties>
    </style:style>
    <style:style style:name="P111" style:parent-style-name="Standard" style:family="paragraph">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text-properties style:text-underline-type="single" style:text-underline-style="solid" style:text-underline-width="auto" style:text-underline-mode="continuous"/>
    </style:style>
    <style:style style:name="P114" style:parent-style-name="Standard" style:family="paragraph">
      <style:text-properties style:text-underline-type="single" style:text-underline-style="solid" style:text-underline-width="auto" style:text-underline-mode="continuous"/>
    </style:style>
    <style:style style:name="T115" style:parent-style-name="Domyślnaczcionkaakapitu" style:family="text">
      <style:text-properties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T117" style:parent-style-name="Domyślnaczcionkaakapitu" style:family="text">
      <style:text-properties style:text-underline-type="single" style:text-underline-style="solid" style:text-underline-width="auto" style:text-underline-mode="continuous"/>
    </style:style>
    <style:style style:name="P118" style:parent-style-name="Standard" style:family="paragraph">
      <style:text-properties fo:font-weight="bold" style:font-weight-asian="bold" style:font-weight-complex="bold"/>
    </style:style>
    <style:style style:name="TableColumn120" style:family="table-column">
      <style:table-column-properties style:column-width="6.6854in"/>
    </style:style>
    <style:style style:name="Table119" style:family="table">
      <style:table-properties style:width="6.6854in" fo:margin-left="0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Normalny" style:family="paragraph">
      <style:paragraph-properties fo:break-before="page"/>
      <style:text-properties fo:hyphenate="true"/>
    </style:style>
    <style:style style:name="P128" style:parent-style-name="Standard" style:family="paragraph">
      <style:text-properties fo:language="en" fo:country="US"/>
    </style:style>
    <style:style style:name="P129" style:parent-style-name="Standard" style:family="paragraph"/>
    <style:style style:name="P130" style:parent-style-name="Standard" style:family="paragraph"/>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0.01042in none" fo:background-color="transparent"/>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Standard"/>
      <text:p text:style-name="Standard"/>
      <text:p text:style-name="Standard">1.<text:tab/>CMSIS –<text:s/>dlaczego te zera?? makra pos</text:p>
      <text:p text:style-name="Standard"/>
      <text:p text:style-name="Standard"><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p>
      <text:p text:style-name="Standard"/>
      <text:p text:style-name="Standard"><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p>
      <text:p text:style-name="Standard"><text:span text:style-name="T2">TEORETYCZNIE</text:span><text:s/>– gdybym chciał zmienić mnożnik np. z 13 na 2. Nie mogę tego zrobić bezpośrednio RCC-&gt;CFGR |= RCC_CFGR_PLLMUL2 – to nie zadziała. Najpierw trzeba wyłączyć 13 czyli RCC-&gt;CFGR &amp;= RCC_CFGR_PLLMUL13. Czyli muszę<text:s/>zrobić „dodatkowy” krok o którym wcześniej nie pomyślałem.</text:p>
      <text:p text:style-name="Standard"/>
      <text:p text:style-name="Standard">Ewentualnie wyzerować bity wykorzystując przesunięcia bitowe – również zdefiniowane w bibliotece:</text:p>
      <text:soft-page-break/>
      <text:p text:style-name="Standard"><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p>
      <text:p text:style-name="Standard"/>
      <text:list text:style-name="LFO1" text:continue-numbering="true">
        <text:list-item>
          <text:p text:style-name="P3">pulapka TIM1 kanal1</text:p>
        </text:list-item>
      </text:list>
      <text:p text:style-name="Standard"/>
      <text:p text:style-name="Standard"><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p>
      <text:p text:style-name="Standard"><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p>
      <text:p text:style-name="Standard"><draw:frame draw:z-index="251653120" draw:style-name="a5" draw:name="grafika6" text:anchor-type="paragraph" svg:x="0in" svg:y="0in" svg:width="4in" svg:height="3.75in" style:rel-width="scale" style:rel-height="scale"><draw:image xlink:href="media/image6.png" xlink:type="simple" xlink:show="embed" xlink:actuate="onLoad"/><svg:title/><svg:desc/></draw:frame></text:p>
      <text:p text:style-name="Standard">bit 0 – UIF – Update interrupt flag</text:p>
      <text:p text:style-name="Standard">bit 1-4 – CcxIF –<text:s/>capture/compare X interrupt flag – czyli flaga przerwania poszczegolnego kanalu</text:p>
      <text:p text:style-name="Standard">bit 16,17 – CcxIF – capture/compare X interrupt flag – flaga przerwania od kanalow 6 i 7 – ich nie uzywam w swoim programie ???</text:p>
      <text:p text:style-name="Standard"/>
      <text:p text:style-name="Standard">Obserwacje :</text:p>
      <text:list text:style-name="LFO2" text:continue-numbering="true">
        <text:list-item>
          <text:p text:style-name="P4">mimo ze jestem pod debugiem to licznik nadal działa.</text:p>
        </text:list-item>
        <text:list-item>
          <text:p text:style-name="P5">Podczas pierwszego zatrzymania się programu – wysterowany był tylko kanal 3 (0x8)</text:p>
        </text:list-item>
        <text:list-item>
          <text:p text:style-name="P6">z kazdym kolejnym zatrzymaniem się programu pojawial się stan wysoki na nieużywanych kanalach</text:p>
        </text:list-item>
        <text:list-item>
          <text:p text:style-name="P7">doświadczalnie to sprawdzilem – dla kanalow których nie uzywam po wywolaniu przerwania glownego licznika ustawiane są flagi przerwania</text:p>
        </text:list-item>
      </text:list>
      <text:p text:style-name="Standard"/>
      <text:p text:style-name="Standard"/>
      <text:p text:style-name="Standard"/>
      <text:list text:style-name="LFO3" text:continue-numbering="true">
        <text:list-item>
          <text:p text:style-name="P8">obwód przycisku – obwód RC jest pewnego rodzaju filtrem, który eliminuje drgania przycisków</text:p>
        </text:list-item>
      </text:list>
      <text:p text:style-name="Standard"><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p>
      <text:p text:style-name="Standard"/>
      <text:list text:style-name="LFO4" text:continue-numbering="true">
        <text:list-item>
          <text:p text:style-name="P9">HSE – DONE działa</text:p>
        </text:list-item>
      </text:list>
      <text:p text:style-name="Standard">Musiałem dodać dwie pętle while, które oczekiwaly na gotowosc/stabilnosc HSE i PLL</text:p>
      <text:p text:style-name="Standard"><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tab/><text:tab/><text:tab/>HSE bylo gotowe po 30 obrotach petli – kilkukrotnie ten sam wynik</text:p>
      <text:p text:style-name="Standard"><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tab/><text:tab/><text:tab/>PLL po 71-73 obrotach petli</text:p>
      <text:p text:style-name="Standard"><text:line-break/></text:p>
      <text:p text:style-name="P10"/>
      <text:list text:style-name="LFO4" text:continue-numbering="true">
        <text:list-item>
          <text:p text:style-name="P11">Wylaczenie optymalizacji przez kompilator</text:p>
        </text:list-item>
      </text:list>
      <text:p text:style-name="Standard"><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p>
      <text:p text:style-name="Standard"/>
      <text:list text:style-name="LFO5" text:continue-numbering="true">
        <text:list-item>
          <text:p text:style-name="P12">PWM</text:p>
        </text:list-item>
      </text:list>
      <text:p text:style-name="Standard">str 535</text:p>
      <text:p text:style-name="Standard"/>
      <text:p text:style-name="P13">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14">OCx polarity is software programmable using the CCxP bit in the TIMx_CCER register. It can be programmed as active high or active low. For applications where you need to generate complementary PWM signals, this option will be suitable for you.</text:p>
      <text:p text:style-name="P15">In PWM<text:s/>mode (1 or 2), TIMx_CNT and TIMx_CCRx are always compared to determine whether TIMx_CCRx≤TIMx_CNT or TIMx_CNT≤TIMx_CCRx (depending on the direction of the counter).</text:p>
      <text:p text:style-name="P16">The timer is able to generate PWM in edge-aligned mode or center-aligned mode depending on<text:s/>the CMS bits in the TIMx_CR1 register.</text:p>
      <text:p text:style-name="P17"/>
      <text:p text:style-name="P18">TIMx_ARR – okreslamy okres</text:p>
      <text:p text:style-name="P19">TIMx_CCRx – okreslamy szerokosc impulsu</text:p>
      <text:p text:style-name="P20"/>
      <text:p text:style-name="Standard">każdy kanał timera jest podłączony pod inną nóżkę. Na początku trzeba skonfigurować odpowiednio GPIO pod działanie PWM. To znaczy MODER – funkcja alternatywna, a w rejestrze AFR ustawic odpowiednią funkcje.</text:p>
      <text:p text:style-name="Standard"/>
      <text:p text:style-name="Standard"/>
      <text:p text:style-name="Standard"><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p>
      <text:p text:style-name="Standard"/>
      <text:p text:style-name="Standard"/>
      <text:p text:style-name="Standard"><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p>
      <text:soft-page-break/>
      <text:p text:style-name="Standard"><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a xlink:href="https://deepbluembedded.com/stm32-pwm-example-timer-pwm-mode-tutorial/" office:target-frame-name="_top" xlink:show="replace">https://deepbluembedded.com/stm32-pwm-example-timer-pwm-mode-tutorial/</text:a></text:p>
      <text:p text:style-name="Standard"/>
      <text:p text:style-name="Standard">CCMR -<text:s/><text:span text:style-name="T21">capture/compare enab</text:span><text:span text:style-name="T22">le register</text:span></text:p>
      <text:p text:style-name="Standard"><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IMx_BDTR – Break and dead time register – zgodnie z powyzszym muszę ustawic aby aktywowac wyjscie muszę ustawic pozostale rejestry tzn CC1E i MOE</text:p>
      <text:p text:style-name="Standard"><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p>
      <text:p text:style-name="Standard"/>
      <text:p text:style-name="Standard">no i na końcu trzeba włączyć Timer :)</text:p>
      <text:p text:style-name="Standard"><text:s text:c="2"/><text:span text:style-name="T23">TIM1-&gt;CR1 |= TIM_CR1_CEN; <text:s/></text:span></text:p>
      <text:p text:style-name="P24"/>
      <text:p text:style-name="Standard">Jak już timer działa to<text:s/>w dowolnym czasie możemy modyfikować rejestr TIMx_CCRx i zmieniac szerokosc impulsu – wartosc napiecia skutecznego → w tym przypadku zmieniac jasnosc diody.</text:p>
      <text:p text:style-name="Standard"/>
      <text:p text:style-name="Standard">Wyjscie komplemetarne????</text:p>
      <text:p text:style-name="Standard"/>
      <text:list text:style-name="LFO6" text:continue-numbering="true">
        <text:list-item>
          <text:p text:style-name="P25">ADC – analog-digital converter</text:p>
        </text:list-item>
      </text:list>
      <text:p text:style-name="P26"/>
      <text:p text:style-name="P27">- Select the conversion mode<text:s/>(single or continuous) by setting or resetting the CONT bit in the ADC_CFGR register.</text:p>
      <text:p text:style-name="P28">- Configure the sequence length and the order of the channels to be converted, by configuring the ADC_SQRx registers.</text:p>
      <text:soft-page-break/>
      <text:p text:style-name="P29">- Configure the sampling time for each channel to be<text:s/>configured, by writing to the ADC_SMPRX registers.</text:p>
      <text:p text:style-name="P30">-If the ADC uses the external trigger to start the conversion, configure the trigger by programming the EXTEN and EXTSEL bits in the ADC_CFGR register.</text:p>
      <text:p text:style-name="P31">- If needed, configure the autodelay or the overrun<text:s/>mode features, or both, by setting the AUTDLY and/or the OVRMOD in the ADC_CFGR register.</text:p>
      <text:p text:style-name="P32">- Configure the ADC resolution through the RES bit in the ADC_CFGR register.</text:p>
      <text:p text:style-name="P33"/>
      <text:p text:style-name="P34">ADC start conversion</text:p>
      <text:p text:style-name="P35">• Software-based regular ADC conversion starts<text:s/>immediately after the ADSTART bit is set. • Hardware-based regular conversion starts after the ADSTART bit is set, and at the next active edge of the selected regular hardware trigger.</text:p>
      <text:p text:style-name="P36"/>
      <text:p text:style-name="P37">ADC read conversion data</text:p>
      <text:p text:style-name="P38">There are two possible configurations for reading converted data:</text:p>
      <text:p text:style-name="P39"><text:s/>• using EOC/EOS flags and interrupts</text:p>
      <text:p text:style-name="P40">• using DMA</text:p>
      <text:p text:style-name="P41"/>
      <text:p text:style-name="P42">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43">In using DMA, when the DMA mode is enabled (DMAEN bit set to 1 in the ADC_CFGR register in single ADC mode), a DMA request is generated after each channel conversion. This allows converted data to be transferred from the ADC_DR register to the destination selected by the software.</text:p>
      <text:p text:style-name="P44"/>
      <text:p text:style-name="P45"/>
      <text:p text:style-name="Standard">ADC-ki mają swoje kanaly, każdy jest podpięty pod inną nóżkę procesora</text:p>
      <text:p text:style-name="Standard"><text:span text:style-name="T46"><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Standard">Dodatkowo w GPIO nozka ta <text:s/>musi być skonfigurowanoa w MODER jako analog</text:p>
      <text:p text:style-name="Standard"/>
      <text:p text:style-name="Standard">Jeśli nie wykorzystujemy DMA to konfiguracja przerwania:</text:p>
      <text:p text:style-name="Standard"><draw:frame draw:style-name="a17" draw:name="Obraz 21" text:anchor-type="as-char" svg:x="0in" svg:y="0in" svg:width="3.14627in" svg:height="1.01056in" style:rel-width="scale" style:rel-height="scale"><draw:image xlink:href="media/image18.png" xlink:type="simple" xlink:show="embed" xlink:actuate="onLoad"/><svg:title/><svg:desc/></draw:frame></text:p>
      <text:p text:style-name="Standard"/>
      <text:p text:style-name="Standard">Konwersja z wielu kanalow naraz?</text:p>
      <text:p text:style-name="Standard">Mamy tylko jeden rejestr do odczytu?</text:p>
      <text:p text:style-name="Standard"/>
      <text:p text:style-name="P47">05.03.2021</text:p>
      <text:p text:style-name="Standard"><text:tab/>1. <text:s text:c="2"/>wyczyscic kod → do plikow</text:p>
      <text:list text:style-name="LFO7" text:continue-numbering="true">
        <text:list-item>
          <text:p text:style-name="P48">Exponenta, funkcja wykladnicza</text:p>
        </text:list-item>
      </text:list>
      <text:p text:style-name="Standard"><text:span text:style-name="T49">Prawo Webera-Fechnera<text:s/></text:span>– prawo<text:s/>wyrażające relację pomiędzy fizyczną miarą bodźca a reakcją zmysłów, np. wzroku, słuchu, węchu czy poczucia temperatury (siła wrażenia). Jest to prawo<text:s/><text:soft-page-break/>fenomenologiczne, będące wynikiem wielu obserwacji praktycznych i znajdujące wiele zastosowań technicznych.</text:p>
      <text:p text:style-name="Standard"><text:span text:style-name="T50">Potęgowe prawo Stevensa</text:span><text:s/>- prawo psychofizyczne, według którego siła (intensywność) odczuwanego wrażenia zmysłowego jest wprost proporcjonalna do wielkości bodźca, podniesionej do potęgi „a” (stała empiryczna)</text:p>
      <text:p text:style-name="Standard"><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p>
      <text:p text:style-name="Standard"/>
      <text:p text:style-name="Standard"/>
      <text:p text:style-name="Standard"><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7" text:continue-numbering="true">
        <text:list-item>
          <text:p text:style-name="P51">DMA</text:p>
        </text:list-item>
      </text:list>
      <text:p text:style-name="P52"><draw:frame draw:style-name="a20" draw:name="Obraz 19" text:anchor-type="as-char" svg:x="0in" svg:y="0in" svg:width="6.3069in" svg:height="3.51078in" style:rel-width="scale" style:rel-height="scale"><draw:image xlink:href="media/image21.png" xlink:type="simple" xlink:show="embed" xlink:actuate="onLoad"/><svg:title/><svg:desc/></draw:frame></text:p>
      <text:p text:style-name="P53"/>
      <text:p text:style-name="P54"/>
      <text:p text:style-name="P55"/>
      <text:soft-page-break/>
      <text:p text:style-name="P56">Kod:</text:p>
      <text:p text:style-name="P57"><draw:frame draw:style-name="a21" draw:name="Obraz 22" text:anchor-type="as-char" svg:x="0in" svg:y="0in" svg:width="6.34766in" svg:height="4.36241in" style:rel-width="scale" style:rel-height="scale"><draw:image xlink:href="media/image22.png" xlink:type="simple" xlink:show="embed" xlink:actuate="onLoad"/><svg:title/><svg:desc/></draw:frame></text:p>
      <text:p text:style-name="P58">Każdy ADC jest podpięty pod inny kanał DMA. W przypadku ADC2_1 to DM2 kanał 1</text:p>
      <text:p text:style-name="P59"><draw:frame draw:style-name="a22" draw:name="Obraz 23" text:anchor-type="as-char" svg:x="0in" svg:y="0in" svg:width="5.61089in" svg:height="3.29248in" style:rel-width="scale" style:rel-height="scale"><draw:image xlink:href="media/image23.png" xlink:type="simple" xlink:show="embed" xlink:actuate="onLoad"/><svg:title/><svg:desc/></draw:frame></text:p>
      <text:p text:style-name="P60"/>
      <text:p text:style-name="P61">Na podstawie tej informacji konfigurujemy DMA2_channel1 (można zremapowac do kanalu 3 <text:s/>- w rejestrach SYSCFG)</text:p>
      <text:p text:style-name="P62"/>
      <text:p text:style-name="P63">Musimy podać adresy pamięci skąd dokąd ma kopiować dane – do rejestru CPAR oraz CMAR.</text:p>
      <text:p text:style-name="P64">Musimy ustawić jakiej wielkości dane maja być kopiowane – MSIZE, PSIZE</text:p>
      <text:p text:style-name="P65"/>
      <text:p text:style-name="P66">Ustawiamy inkrementacje adresu periph i memory. Dla memory włączamy wtedy kiedy chcemy zbierać wiele próbek, żeby je później np. usredniac. Na periph wtedy kiedy<text:s/><text:soft-page-break/>ADC mierzy na wielu kanalach po kolei.</text:p>
      <text:p text:style-name="P67"/>
      <text:p text:style-name="P68">Rejestr CNDTR – okresla ile razy ma inkrementowac adres pamięci mem/periph</text:p>
      <text:p text:style-name="P69"/>
      <text:p text:style-name="P70">Jeśli chcemy kopiować cały czas dane za pomocą DMA to musimy wlaczyc bit CIRC w rejestrze CCR</text:p>
      <text:p text:style-name="P71"/>
      <text:p text:style-name="P72">No i żeby wszystko zaczelo dzialac<text:s/>trzeba wlaczyc trigera DMA w urządzeniu peryferyjnym, żeby za każdym razem kiedy w jego rejestrze zmieni się wartosc wysylal informacje do DMA, wtedy DMA skopiuje dane według ustawien</text:p>
      <text:p text:style-name="P73"/>
      <text:p text:style-name="P74"><draw:frame draw:style-name="a23" draw:name="Obraz 24" text:anchor-type="as-char" svg:x="0in" svg:y="0in" svg:width="6.69236in" svg:height="0.32431in" style:rel-width="scale" style:rel-height="scale"><draw:image xlink:href="media/image24.png" xlink:type="simple" xlink:show="embed" xlink:actuate="onLoad"/><svg:title/><svg:desc/></draw:frame><text:s/></text:p>
      <text:p text:style-name="P75"/>
      <text:list text:style-name="LFO7" text:continue-numbering="true">
        <text:list-item>
          <text:p text:style-name="P76">SPI żyroskop who am I – ID urządzenia</text:p>
        </text:list-item>
      </text:list>
      <text:p text:style-name="Standard"/>
      <text:p text:style-name="Standard"/>
      <text:p text:style-name="Standard"><draw:frame draw:style-name="a24" draw:name="Obraz 25" text:anchor-type="as-char" svg:x="0in" svg:y="0in" svg:width="6.854in" svg:height="3.58462in" style:rel-width="scale" style:rel-height="scale"><draw:image xlink:href="media/image25.png" xlink:type="simple" xlink:show="embed" xlink:actuate="onLoad"/><svg:title/><svg:desc/></draw:frame></text:p>
      <text:p text:style-name="Standard"/>
      <text:p text:style-name="P77">-<text:s/>Konfiguracja GPIO – nozki SCK, MOSI, MSIO (Moder funkcja alternatywna) i CS</text:p>
      <text:p text:style-name="P78">- SPI układu L3GD20 moze wspolpracowac z zegarem do 10MHz, my mamy standardowo podpięte 72MHz – a wiec musimy skonfigurować dzielnik w rejestrze CR1 bit BR</text:p>
      <text:p text:style-name="P79"/>
      <text:soft-page-break/>
      <text:p text:style-name="Standard"><draw:frame draw:style-name="a25" draw:name="Obraz 26" text:anchor-type="as-char" svg:x="0in" svg:y="0in" svg:width="4.51497in" svg:height="2.18197in" style:rel-width="scale" style:rel-height="scale"><draw:image xlink:href="media/image26.png" xlink:type="simple" xlink:show="embed" xlink:actuate="onLoad"/><svg:title/><svg:desc/></draw:frame></text:p>
      <text:p text:style-name="P80">- następnie trzeba skonfigurować samego SPI. CPOL (clock polarity) – w stanie idle panuje stan wysoki, CPHA (clock phase) – pierwszy bit jest przesyłany z opóźnieniem</text:p>
      <text:p text:style-name="Standard"><draw:frame draw:style-name="a26" draw:name="Obraz 27" text:anchor-type="as-char" svg:x="0in" svg:y="0in" svg:width="6.02167in" svg:height="2.7608in" style:rel-width="scale" style:rel-height="scale"><draw:image xlink:href="media/image27.png" xlink:type="simple" xlink:show="embed" xlink:actuate="onLoad"/><svg:title/><svg:desc/></draw:frame></text:p>
      <text:p text:style-name="Standard"><text:tab/>- konfiguracja ramki – jaki bit będzie pierwszy, według wykresu powyżej MSB (most significant bit. I to wlasnie trzeba ustawić bit LSBFIRST w rejestrze CR1</text:p>
      <text:p text:style-name="Standard"><text:tab/>- kolejno data length bity DA w rejestrze CR2 (8 bitow na podstawie doc)</text:p>
      <text:p text:style-name="Standard"><draw:frame draw:style-name="a27" draw:name="Obraz 28" text:anchor-type="as-char" svg:x="0in" svg:y="0in" svg:width="6.69236in" svg:height="1.18056in" style:rel-width="scale" style:rel-height="scale"><draw:image xlink:href="media/image28.png" xlink:type="simple" xlink:show="embed" xlink:actuate="onLoad"/><svg:title/><svg:desc/></draw:frame></text:p>
      <text:p text:style-name="Standard"/>
      <text:p text:style-name="Standard">Odczyt danych:</text:p>
      <text:p text:style-name="Standard"><draw:frame draw:style-name="a28" draw:name="Obraz 29" text:anchor-type="as-char" svg:x="0in" svg:y="0in" svg:width="7.7366in" svg:height="1.37359in" style:rel-width="scale" style:rel-height="scale"><draw:image xlink:href="media/image29.png" xlink:type="simple" xlink:show="embed" xlink:actuate="onLoad"/><svg:title/><svg:desc/></draw:frame></text:p>
      <text:p text:style-name="Standard"/>
      <text:p text:style-name="Standard">Odczyt zgodnie z poleceniem w dokumentacji.</text:p>
      <text:p text:style-name="Standard">Do adresu z którego przy odczycie należało włączyć 8 bit – informacja o odczycie.</text:p>
      <text:p text:style-name="Standard">Dodatkowo podczas testów zauważyłem, że po pierwszym odczycie np. WHO_AM_I próba odczytu np. rejestru konfiguracyjnego powodowała, że zawsze odczytywałem tą samą wartość. Po wielu próbach doszedłem do wniosku, że jakby w pamięci trzymana jest<text:s/>informacja o pierwszym<text:s/><text:soft-page-break/>adresie i zawsze zwraca mi informację z tego samego adresu. Aby to zmienić należało dodatkowo ustawić 7 bit (MS).</text:p>
      <text:p text:style-name="Standard"><draw:frame draw:style-name="a29" draw:name="Obraz 30" text:anchor-type="as-char" svg:x="0in" svg:y="0in" svg:width="5.12708in" svg:height="1.90995in" style:rel-width="scale" style:rel-height="scale"><draw:image xlink:href="media/image30.png" xlink:type="simple" xlink:show="embed" xlink:actuate="onLoad"/><svg:title/><svg:desc/></draw:frame><text:s/></text:p>
      <text:p text:style-name="Standard"><draw:frame draw:style-name="a30" draw:name="Obraz 31" text:anchor-type="as-char" svg:x="0in" svg:y="0in" svg:width="6.69236in" svg:height="0.56042in" style:rel-width="scale" style:rel-height="scale"><draw:image xlink:href="media/image31.png" xlink:type="simple" xlink:show="embed" xlink:actuate="onLoad"/><svg:title/><svg:desc/></draw:frame></text:p>
      <text:p text:style-name="Standard"/>
      <text:p text:style-name="Standard">Co ciekawe, zauwazylem, ze pierwszy odczyt zawsze zwraca w takim wypadku 0xFF, kolejny natomiast zwraca oczekiwana wartość. Ominąłem ten problem przez podwójny odczyt.</text:p>
      <text:p text:style-name="Standard"/>
      <text:p text:style-name="Standard"/>
      <text:p text:style-name="Standard">DWIE DOKUMENTACJE TEGO SAMEGO MODUŁU – inny numer WHO AM I</text:p>
      <text:p text:style-name="Standard"/>
      <text:p text:style-name="Standard">Data publikacji 08.2011</text:p>
      <text:p text:style-name="Standard"><draw:frame draw:style-name="a31" draw:name="Obraz 33" text:anchor-type="as-char" svg:x="0in" svg:y="0in" svg:width="6.61319in" svg:height="0.37431in" style:rel-width="scale" style:rel-height="scale"><draw:image xlink:href="media/image32.png" xlink:type="simple" xlink:show="embed" xlink:actuate="onLoad"/><svg:title/><svg:desc/></draw:frame></text:p>
      <text:p text:style-name="Standard"><draw:frame draw:style-name="a32" draw:name="Obraz 36" text:anchor-type="as-char" svg:x="0in" svg:y="0in" svg:width="6.69236in" svg:height="1.33472in" style:rel-width="scale" style:rel-height="scale"><draw:image xlink:href="media/image33.png" xlink:type="simple" xlink:show="embed" xlink:actuate="onLoad"/><svg:title/><svg:desc/></draw:frame></text:p>
      <text:p text:style-name="Standard"/>
      <text:p text:style-name="Standard">Data publikacji 06.2014</text:p>
      <text:p text:style-name="Standard"><draw:frame draw:style-name="a33" draw:name="Obraz 34" text:anchor-type="as-char" svg:x="0in" svg:y="0in" svg:width="6.69236in" svg:height="0.49861in" style:rel-width="scale" style:rel-height="scale"><draw:image xlink:href="media/image34.png" xlink:type="simple" xlink:show="embed" xlink:actuate="onLoad"/><svg:title/><svg:desc/></draw:frame></text:p>
      <text:p text:style-name="Standard"><draw:frame draw:style-name="a34" draw:name="Obraz 35" text:anchor-type="as-char" svg:x="0in" svg:y="0in" svg:width="6.69236in" svg:height="1.33194in" style:rel-width="scale" style:rel-height="scale"><draw:image xlink:href="media/image35.png" xlink:type="simple" xlink:show="embed" xlink:actuate="onLoad"/><svg:title/><svg:desc/></draw:frame></text:p>
      <text:p text:style-name="Standard"/>
      <text:p text:style-name="Standard">Obie dokumentacje pochodzą od ST. Są to dwie wersje „init”.<text:s/><text:line-break/></text:p>
      <text:p text:style-name="P81"/>
      <text:p text:style-name="Standard"><text:span text:style-name="T82">12.03.2021</text:span></text:p>
      <text:list text:style-name="LFO7" text:continue-numbering="true">
        <text:list-item>
          <text:list>
            <text:list-item>
              <text:p text:style-name="P83"><text:s/>przerobka dioda led exponenta</text:p>
            </text:list-item>
          </text:list>
        </text:list-item>
      </text:list>
      <text:p text:style-name="Standard"><draw:frame draw:style-name="a35" draw:name="Obraz 37" text:anchor-type="as-char" svg:x="0in" svg:y="0in" svg:width="6.02105in" svg:height="4.57592in" style:rel-width="scale" style:rel-height="scale"><draw:image xlink:href="media/image36.png" xlink:type="simple" xlink:show="embed" xlink:actuate="onLoad"/><svg:title/><svg:desc/></draw:frame></text:p>
      <text:p text:style-name="Standard"/>
      <text:list text:style-name="LFO7" text:continue-numbering="true">
        <text:list-item>
          <text:list>
            <text:list-item>
              <text:p text:style-name="P84">SPI odczytywac dobrze ta wartosc – analiza z wykorzystaniem analizatora sygnalow logicznych</text:p>
            </text:list-item>
          </text:list>
        </text:list-item>
      </text:list>
      <text:p text:style-name="Standard"><draw:frame draw:style-name="a36" draw:name="Obraz 39" text:anchor-type="as-char" svg:x="0in" svg:y="0in" svg:width="7.14734in" svg:height="2.29394in" style:rel-width="scale" style:rel-height="scale"><draw:image xlink:href="media/image37.png" xlink:type="simple" xlink:show="embed" xlink:actuate="onLoad"/><svg:title/><svg:desc/></draw:frame></text:p>
      <text:p text:style-name="Standard"><text:tab/><text:tab/>Odczyt:</text:p>
      <text:p text:style-name="Standard"><text:tab/><text:tab/><text:tab/>- Ustawienie logicznej 1 - BIT8 R/W</text:p>
      <text:p text:style-name="Standard"><text:tab/><text:tab/><text:tab/>- Ustawienie logicznej 1 – BIT7 wielokrotny odczyt/zapis<text:tab/></text:p>
      <text:p text:style-name="P85">- sprawdzenie statusu flagi TX – czy nie ma oczekujących danych do wyslania (przed wyslaniem kolejnej informacji)</text:p>
      <text:p text:style-name="Standard"><text:tab/><text:tab/><text:tab/>- sprawdzenie statusu flagi BSY – czy SPI nie jest czyms zajęty</text:p>
      <text:p text:style-name="Standard"><text:tab/><text:tab/><text:tab/>- sprawdzenie flagi RXNE – czy bufor odbiorczy jest pusty</text:p>
      <text:p text:style-name="Standard"/>
      <text:p text:style-name="Standard"><text:tab/><text:tab/>Zapis:</text:p>
      <text:p text:style-name="Standard"><text:tab/><text:tab/><text:tab/>- sprawdzenie falgi TX</text:p>
      <text:soft-page-break/>
      <text:p text:style-name="P86">….</text:p>
      <text:p text:style-name="Standard"/>
      <text:list text:style-name="LFO7" text:continue-numbering="true">
        <text:list-item>
          <text:list>
            <text:list-item>
              <text:p text:style-name="P87">Odczytywanie wartosci z gyroskopu - wizualizacja STM STUDIO<text:s/></text:p>
            </text:list-item>
          </text:list>
        </text:list-item>
      </text:list>
      <text:p text:style-name="P88"/>
      <text:p text:style-name="Standard"><draw:frame draw:style-name="a37" draw:name="Obraz 38" text:anchor-type="as-char" svg:x="0in" svg:y="0in" svg:width="6.69236in" svg:height="3.50764in" style:rel-width="scale" style:rel-height="scale"><draw:image xlink:href="media/image38.png" xlink:type="simple" xlink:show="embed" xlink:actuate="onLoad"/><svg:title/><svg:desc/></draw:frame></text:p>
      <text:p text:style-name="Standard"/>
      <text:p text:style-name="P89">18.03.2021</text:p>
      <text:p text:style-name="Standard">1.<text:tab/>Status register</text:p>
      <text:p text:style-name="Standard">2.<text:s/><text:tab/>Odczyt rejestrów z wykorzystaniem DMA</text:p>
      <text:p text:style-name="Standard"><text:tab/>Problem który pozostał do rozwiązania/wyjaśnienia to:</text:p>
      <text:p text:style-name="Standard"/>
      <text:p text:style-name="Standard"><draw:frame draw:style-name="a38" draw:name="Obraz 40" text:anchor-type="as-char" svg:x="0in" svg:y="0in" svg:width="6.69236in" svg:height="0.22847in" style:rel-width="scale" style:rel-height="scale"><draw:image xlink:href="media/image39.png" xlink:type="simple" xlink:show="embed" xlink:actuate="onLoad"/><svg:title/><svg:desc/></draw:frame></text:p>
      <text:p text:style-name="Standard"><draw:frame draw:style-name="a39" draw:name="Obraz 39" text:anchor-type="as-char" svg:x="0in" svg:y="0in" svg:width="5.98in" svg:height="2.85456in" style:rel-width="scale" style:rel-height="scale"><draw:image xlink:href="media/image40.png" xlink:type="simple" xlink:show="embed" xlink:actuate="onLoad"/><svg:title/><svg:desc/></draw:frame></text:p>
      <text:p text:style-name="Standard"><text:s/>Pomimo, że wpisuje po kolei XL XH YL<text:s/>XH ZL ZH to pomija mi przy odczycie pierwszego XL i XH. ??? Jakby go gubił. Po modyfikacji – 0 element w tablicy wynikowej to YL… a dwa ostatnie to XL i XH. Bawiłem się różnymi opcjami ale nic nie przynosiło pożądanego efektu. W każdym razie działa.</text:p>
      <text:p text:style-name="Standard"/>
      <text:p text:style-name="Standard">Ustawienie niewłaściwego typu danych dla odczytanych wartosci (8 bitowego inta zamiast 16), powodowało, że przy odczycie 16 bitowych danych tak czy inaczej zapisywało cała informację, natomiast w miejscu które nie było do tego przeznaczone. Objawialo mi się to<text:s/>tym, ze dioda która<text:s/><text:soft-page-break/>mruga przy pomocy funkcji<text:s/><text:span text:style-name="T90">Zmiana_PWM_TIM1_stopniowo();<text:s/></text:span>zaczęła dziwnie się zachowywać, przestała mrugać jednostajnie. Wartosci odczytywane przez DMA wprwadzały zmiany w innych zmiennych zdefiniowanych – w tym przypadku zmienna p, która<text:s/>odpowiadała za wyznaczenie wypelnienia impulsu.</text:p>
      <text:p text:style-name="Standard"/>
      <text:list text:style-name="LFO1" text:continue-numbering="true">
        <text:list-item>
          <text:p text:style-name="P91">Accelerometer po I2C WHO AM I, pobawic sie akcelerometrem, magnet (plot STM Studio)</text:p>
        </text:list-item>
      </text:list>
      <text:p text:style-name="Standard"/>
      <text:p text:style-name="Standard">Odczyt/zapis accelerometer</text:p>
      <text:p text:style-name="Standard"><draw:frame draw:style-name="a40" draw:name="Obraz 41" text:anchor-type="as-char" svg:x="0in" svg:y="0in" svg:width="6.69236in" svg:height="1.99861in" style:rel-width="scale" style:rel-height="scale"><draw:image xlink:href="media/image41.png" xlink:type="simple" xlink:show="embed" xlink:actuate="onLoad"/><svg:title/><svg:desc/></draw:frame></text:p>
      <text:p text:style-name="Standard"/>
      <text:p text:style-name="Standard">Odczyt osi X Y Z accelerometru przy gwałtownym ruchu</text:p>
      <text:p text:style-name="Standard"><draw:frame draw:style-name="a41" draw:name="Obraz 43" text:anchor-type="as-char" svg:x="0in" svg:y="0in" svg:width="3.06601in" svg:height="3.55278in" style:rel-width="scale" style:rel-height="scale"><draw:image xlink:href="media/image42.png" xlink:type="simple" xlink:show="embed" xlink:actuate="onLoad"/><svg:title/><svg:desc/></draw:frame><draw:frame draw:style-name="a42" draw:name="Obraz 44" text:anchor-type="as-char" svg:x="0in" svg:y="0in" svg:width="3.16973in" svg:height="3.58054in" style:rel-width="scale" style:rel-height="scale"><draw:image xlink:href="media/image43.png" xlink:type="simple" xlink:show="embed" xlink:actuate="onLoad"/><svg:title/><svg:desc/></draw:frame></text:p>
      <text:soft-page-break/>
      <text:p text:style-name="Standard"><draw:frame draw:style-name="a43" draw:name="Obraz 45" text:anchor-type="as-char" svg:x="0in" svg:y="0in" svg:width="3.33694in" svg:height="3.75592in" style:rel-width="scale" style:rel-height="scale"><draw:image xlink:href="media/image44.png" xlink:type="simple" xlink:show="embed" xlink:actuate="onLoad"/><svg:title/><svg:desc/></draw:frame></text:p>
      <text:p text:style-name="Standard">Dlaczego przy Z wartosc poczatkowa<text:s/>bazowa tak wysoka???</text:p>
      <text:p text:style-name="Standard"/>
      <text:p text:style-name="Standard"/>
      <text:p text:style-name="Standard">Magnetometr</text:p>
      <text:p text:style-name="Standard">Odczyt na zmiane acclereo -&gt; magneto-&gt;acclereo -&gt; magneto itd. Zawsze 00.<text:s/></text:p>
      <text:p text:style-name="Standard">Próba odczytu w ten sam sposób inne rejestry NOK</text:p>
      <text:p text:style-name="Standard">Odczytywanie tylko magneto NOK</text:p>
      <text:p text:style-name="Standard">Zmiana adresu magneto powoduje dostanie NAK. Czyli adres jest<text:s/>OK</text:p>
      <text:p text:style-name="Standard">Urządzenie po podaniu adresu rejestru z którego chcemy odczytywać daje ACK – wszystko wygląda generalnie tak samo jak accelero tylko ze zawsze 0x0<text:s/><text:span text:style-name="T92">☹</text:span></text:p>
      <text:p text:style-name="Standard">Generalnie ramka wygląda tak samo jak w przypadku acclero – jedyna roznica to zapis o autoincrementacji<text:s/>adresow,</text:p>
      <text:p text:style-name="Standard"><draw:frame draw:style-name="a44" draw:name="Obraz 46" text:anchor-type="as-char" svg:x="0in" svg:y="0in" svg:width="5.09675in" svg:height="3.16954in" style:rel-width="scale" style:rel-height="scale"><draw:image xlink:href="media/image45.png" xlink:type="simple" xlink:show="embed" xlink:actuate="onLoad"/><svg:title/><svg:desc/></draw:frame></text:p>
      <text:p text:style-name="Standard">Nigdzie niestety nie mogę znalexc pomocy – nota aplikayjna tez nic nie pomaga. Po prostu zawsze mam 0x0.</text:p>
      <text:soft-page-break/>
      <text:p text:style-name="Standard"><draw:frame draw:style-name="a45" draw:name="Obraz 47" text:anchor-type="as-char" svg:x="0in" svg:y="0in" svg:width="6.69236in" svg:height="1.03889in" style:rel-width="scale" style:rel-height="scale"><draw:image xlink:href="media/image46.png" xlink:type="simple" xlink:show="embed" xlink:actuate="onLoad"/><svg:title/><svg:desc/></draw:frame><text:s/></text:p>
      <text:p text:style-name="Standard"><draw:frame draw:style-name="a46" draw:name="Obraz 49" text:anchor-type="as-char" svg:x="0in" svg:y="0in" svg:width="6.69236in" svg:height="1.93056in" style:rel-width="scale" style:rel-height="scale"><draw:image xlink:href="media/image47.png" xlink:type="simple" xlink:show="embed" xlink:actuate="onLoad"/><svg:title/><svg:desc/></draw:frame></text:p>
      <text:p text:style-name="Standard"/>
      <text:p text:style-name="P93">25.03.2021</text:p>
      <text:p text:style-name="Standard"/>
      <text:list text:style-name="LFO1" text:continue-numbering="true">
        <text:list-item>
          <text:list>
            <text:list-item>
              <text:p text:style-name="P94">UART \</text:p>
            </text:list-item>
          </text:list>
        </text:list-item>
      </text:list>
      <text:p text:style-name="Standard"/>
      <text:p text:style-name="Standard">Wysylanie ciągu znaków do kompa. Na COM4, przez przejściówke UART – USB.</text:p>
      <text:p text:style-name="Standard"><draw:frame draw:style-name="a47" draw:name="Obraz 49" text:anchor-type="as-char" svg:x="0in" svg:y="0in" svg:width="4.32352in" svg:height="4.96944in" style:rel-width="scale" style:rel-height="scale"><draw:image xlink:href="media/image48.png" xlink:type="simple" xlink:show="embed" xlink:actuate="onLoad"/><svg:title/><svg:desc/></draw:frame></text:p>
      <text:soft-page-break/>
      <text:p text:style-name="Standard"><draw:frame draw:style-name="a48" draw:name="Obraz 50" text:anchor-type="as-char" svg:x="0in" svg:y="0in" svg:width="6.69236in" svg:height="2.39722in" style:rel-width="scale" style:rel-height="scale"><draw:image xlink:href="media/image49.png" xlink:type="simple" xlink:show="embed" xlink:actuate="onLoad"/><svg:title/><svg:desc/></draw:frame></text:p>
      <text:p text:style-name="Standard"/>
      <text:p text:style-name="Standard"/>
      <text:p text:style-name="Standard">Wysylanie ciągu znaku przez coma4 i<text:s/>natychmiastowe jego wyslanie na com4. Z wykorzystaniem przerwania od Rx</text:p>
      <text:p text:style-name="Standard"/>
      <text:p text:style-name="Standard"><draw:frame draw:style-name="a49" draw:name="Obraz 51" text:anchor-type="as-char" svg:x="0in" svg:y="0in" svg:width="6.68889in" svg:height="3.74514in" style:rel-width="scale" style:rel-height="scale"><draw:image xlink:href="media/image50.png" xlink:type="simple" xlink:show="embed" xlink:actuate="onLoad"/><svg:title/><svg:desc/></draw:frame></text:p>
      <text:p text:style-name="Standard"/>
      <text:p text:style-name="Standard">+ Wysylanie odbieranie z uzyciem DMA.</text:p>
      <text:p text:style-name="Standard">+ UART z DMA + TIM7 – aby nie wysylac w ciągu dane tylko co jakiś czas,</text:p>
      <text:p text:style-name="Standard"/>
      <text:p text:style-name="Standard"/>
      <text:p text:style-name="Standard">USB – skomplikowana konfiguracja – na pewno na CMSISie??</text:p>
      <text:p text:style-name="Standard"/>
      <text:p text:style-name="P95"/>
      <text:p text:style-name="P96">06.04.2021</text:p>
      <text:p text:style-name="Standard">USB – zbior informacji</text:p>
      <text:p text:style-name="Standard"/>
      <text:p text:style-name="Standard">USB – komunikacja typu half-duplex.</text:p>
      <text:p text:style-name="Standard"/>
      <text:p text:style-name="Standard"><draw:frame draw:style-name="a50" draw:name="Obraz 52" text:anchor-type="as-char" svg:x="0in" svg:y="0in" svg:width="5.29835in" svg:height="1.42451in" style:rel-width="scale" style:rel-height="scale"><draw:image xlink:href="media/image51.png" xlink:type="simple" xlink:show="embed" xlink:actuate="onLoad"/><svg:title/><svg:desc/></draw:frame></text:p>
      <text:p text:style-name="Standard"/>
      <text:p text:style-name="Standard"><text:span text:style-name="T97">Control</text:span><text:s/>– dane konfiguracyjne urządzenia, nadzor nad jego praca.<text:s/><text:span text:style-name="T98">Każde urządzenie musi obsługiwać ten rodzaj danych</text:span>. Gwarantuje poprawność wyslanych danych (poprzez sume kontrolna).<text:s/>Aby zagwarantować poprawność pracy całego interfejsu zarezerwowana jest pewna cześć pasma dla tego typu transmisji.</text:p>
      <text:p text:style-name="Standard"><text:span text:style-name="T99">Isochronous</text:span><text:s/>– dostarczanie pewnej paczki danych w regularnych odstępach czasu. Zastosowanie głównie w audio i video. Ten rodzaj transmisji<text:s/>gwarantuje nieprzekroczenie maksymalnego czasu miedzy kolejnymi porcjami danych. Nie gwarantuje natomiast poprawności przesylu danych (brak sumy kontrolnej). Dla każdego urządzenia izochronicznego rezerwuje sobie odpowiednia czesc pasma.</text:p>
      <text:p text:style-name="Standard"><text:span text:style-name="T100">Bulk (masowe)</text:span><text:s/>– przesylanie dużej ilości danych – do drukarek, skanerow, pendriveow. Wymaga się zagwarantowania poprawności przesylanych danych (suma kontrolna). Ale nie wymagań co do szybkości, regularności przesylanych danych.</text:p>
      <text:p text:style-name="Standard"><text:span text:style-name="T101">Interrupt (pilne)</text:span><text:s/>– umozliwia przesyl niewielkich ilości danych w krótkim odstępie czasu. Ten rodzaj transmisji gwarantuje dostarczanie kolejnych porcji danych w nieprzekraczalnym maksymalnym czasie pomiędzy kolejnymi paczkami danych. Dodatkowo gwarantuje poprawność przesłanych danych (suma kontrolna) – wykorzystanie mysz, klawiatura joystick. Zarezerwowane jest pewne miejsce w pasmie. Host odpytuje co określony czas czy są jakieś nowe, gotowe dane do przeslania.</text:p>
      <text:p text:style-name="Standard"/>
      <text:p text:style-name="Standard">W oparciu o powyższe powstały klasy urządzeń, które łączą ze sobą podobne cechy:</text:p>
      <text:p text:style-name="Standard">- ADC (audio device class) np zewnetrzny glosnik czy mikrofon – przesyl isochroniczny</text:p>
      <text:p text:style-name="Standard">- CDC (communication device class) – modem, port szeregowy, przesylanie masowe</text:p>
      <text:p text:style-name="Standard">- HID (human interface device) – klawaitura, myszka, przesylanie pilne</text:p>
      <text:p text:style-name="Standard">- MSC (mass storage class)<text:s/>– dysk zewnetrzny, pamięć flash, przesylanie masow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2">Warstwa fizyczna</text:p>
      <text:p text:style-name="Standard"><draw:frame draw:style-name="a51" draw:name="Obraz 51" text:anchor-type="as-char" svg:x="0in" svg:y="0in" svg:width="6.17207in" svg:height="2.47856in" style:rel-width="scale" style:rel-height="scale"><draw:image xlink:href="media/image52.png" xlink:type="simple" xlink:show="embed" xlink:actuate="onLoad"/><svg:title/><svg:desc/></draw:frame></text:p>
      <text:p text:style-name="Standard"><draw:frame draw:style-name="a52" draw:name="Obraz 53" text:anchor-type="as-char" svg:x="0in" svg:y="0in" svg:width="6.69236in" svg:height="3.23681in" style:rel-width="scale" style:rel-height="scale"><draw:image xlink:href="media/image53.png" xlink:type="simple" xlink:show="embed" xlink:actuate="onLoad"/><svg:title/><svg:desc/></draw:frame></text:p>
      <text:p text:style-name="Standard"/>
      <text:p text:style-name="Standard">Zawsze na którejś z linii D+ lub D- musi panować niski poziom napięcia.</text:p>
      <text:p text:style-name="Standard">Niedopuszczalnym jest pojawienie się jednocześnie wysokiego napięcia na D+ i D-.</text:p>
      <text:p text:style-name="Standard"/>
      <text:p text:style-name="P103">Warstwa łącza</text:p>
      <text:p text:style-name="Standard">Warstwa danych określa formaty pakietów i algorytmy określania sumy kontrolnej.</text:p>
      <text:p text:style-name="Standard"/>
      <text:p text:style-name="Standard">Dane przesyłane są tutaj od najmniej znaczącego do najbardziej znaczącego bitu.<text:s/></text:p>
      <text:p text:style-name="Standard">Transmisja danych odbywa się z wykorzystaniem tzw. Symboli K, J oraz SE0.</text:p>
      <text:p text:style-name="Standard"/>
      <text:p text:style-name="Standard">Jako<text:s/>kodowanie liniowe wykorzystuje się NRZI (Non-Return zero inverted) wraz z nadziewaniem bitoów (bit stuffing – bit nienoszący za sobą żadnej informacji, sluzy jedynie do synchronizacji).</text:p>
      <text:p text:style-name="Standard"/>
      <text:p text:style-name="Standard">Zero przesyłane jest jako symbol przeciwny do poprzedniego wysłanego<text:s/>(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Standard"/>
      <text:soft-page-break/>
      <text:p text:style-name="Standard">W USB dane, które mają być przesyłane dzielimy na pakiety. Wysłanie pakietu w trybach LS i FS odbywa się według schematu:</text:p>
      <text:list text:style-name="LFO1" text:continue-numbering="true">
        <text:list-item>
          <text:list>
            <text:list-item>
              <text:list>
                <text:list-item>
                  <text:p text:style-name="P104">Przed rozpoczęciem transjmisji wyjścia nadajnika sa w stanie wysokiej impedancji, a na liniach danych jest stan spoczynkowy J.</text:p>
                </text:list-item>
                <text:list-item>
                  <text:p text:style-name="P105">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106">Wysłana jest zawartość paketu z uwzględnieniem ostatniego symbolu sekwencji synchronizacyjnej, tzn. jeśli pierwszy wyslany bit ma wartosc 0, to jako pierwszy zostanie wyslany symbol J, a jeśli ma wartosc 1, to symbol K.</text:p>
                </text:list-item>
                <text:list-item>
                  <text:p text:style-name="P107">Wysyłany jest znacznik końca pakietu EOP składający się z dwóch symboli SE0 i symbolu J.</text:p>
                </text:list-item>
                <text:list-item>
                  <text:p text:style-name="P108">Znacznik EOP nie jest wysylany dla pakietu PRE (preambule packet) który sluzy do kapsułkowania pakietów urządzenia LS w ruchu FS i za którym natychmiast rozpoczyna się sekwencja SYNC właściwego paketu.</text:p>
                </text:list-item>
                <text:list-item>
                  <text:p text:style-name="P109">Wyjścia nadajnika wracają do stanu wysokiej impedancji, rezystor<text:s/>podciagajacy podtrzymuje stan spoczynkowy J.</text:p>
                </text:list-item>
              </text:list>
            </text:list-item>
          </text:list>
        </text:list-item>
      </text:list>
      <text:p text:style-name="P110"/>
      <text:p text:style-name="Standard">Przykład:</text:p>
      <text:p text:style-name="Standard"><draw:frame draw:style-name="a53" draw:name="Obraz 54" text:anchor-type="as-char" svg:x="0in" svg:y="0in" svg:width="5.22514in" svg:height="3.30794in" style:rel-width="scale" style:rel-height="scale"><draw:image xlink:href="media/image54.png" xlink:type="simple" xlink:show="embed" xlink:actuate="onLoad"/><svg:title/><svg:desc/></draw:frame></text:p>
      <text:p text:style-name="Standard">Pakiety:</text:p>
      <text:p text:style-name="Standard"><draw:frame draw:style-name="a54" draw:name="Obraz 55" text:anchor-type="as-char" svg:x="0in" svg:y="0in" svg:width="5.80657in" svg:height="1.92448in" style:rel-width="scale" style:rel-height="scale"><draw:image xlink:href="media/image55.png" xlink:type="simple" xlink:show="embed" xlink:actuate="onLoad"/><svg:title/><svg:desc/></draw:frame></text:p>
      <text:p text:style-name="Standard"/>
      <text:p text:style-name="Standard">Właściwy pakiet:</text:p>
      <text:p text:style-name="Standard">Protokół USB definiuje trzy formaty pakietów – żetony, dane i potwierdzenie.<text:s/></text:p>
      <text:soft-page-break/>
      <text:p text:style-name="Standard"><draw:frame draw:style-name="a55" draw:name="Obraz 56" text:anchor-type="as-char" svg:x="0in" svg:y="0in" svg:width="5.41742in" svg:height="2.44826in" style:rel-width="scale" style:rel-height="scale"><draw:image xlink:href="media/image56.png" xlink:type="simple" xlink:show="embed" xlink:actuate="onLoad"/><svg:title/><svg:desc/></draw:frame></text:p>
      <text:p text:style-name="Standard">PID (packet identifier) – identyfikuje typ pakietu i ma 8 bitów</text:p>
      <text:p text:style-name="Standard">CRC5 – ma 5 bitów i<text:s/>zawiera sumę kontrolna pola ADRES</text:p>
      <text:p text:style-name="Standard">CRC16 - ma 16 bitów i zawiera sumę kontrolną pola DANE.</text:p>
      <text:p text:style-name="Standard">DANE – jest zawsze wielokrotnoscia 8 (może mieć dlugosc 0 bitow).</text:p>
      <text:p text:style-name="Standard"/>
      <text:p text:style-name="Standard">Wszelkie niepoprawne odebrane pakiety są ignorowane. Pakiet jest uznwanay za niepoprawny gdy:</text:p>
      <text:p text:style-name="Standard">- wykryto błąd nadziewania, czyli odebrano więcej niż szesc kolejnych jedynek.</text:p>
      <text:p text:style-name="Standard">- nie zgadza się suma kontrolna paketu, czyli CR5 lub CR16</text:p>
      <text:p text:style-name="Standard">- pakiet ma niepoprawny format, np. ma złą długość lub nie jest zakończony znacznikiem EOP.</text:p>
      <text:p text:style-name="Standard"/>
      <text:p text:style-name="Standard"/>
      <text:p text:style-name="P111">Biblioteka dostępna w KEILu jest dostpęna za opłatą.</text:p>
      <text:p text:style-name="P112">W HALu konfiguracja USB CDC zajmuje 2 minuty.<text:s/></text:p>
      <text:p text:style-name="P113">Zewnętrzne biblioteki zawierają błędy.</text:p>
      <text:p text:style-name="P114"/>
      <text:soft-page-break/>
      <text:p text:style-name="Standard"><text:span text:style-name="T115"><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116"><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117"><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Standard"/>
      <text:p text:style-name="P118">14.04.2021</text:p>
      <text:p text:style-name="Standard">1. Utworzenie gotowej Biblioteki dla USB CDC – folder USB_LIB</text:p>
      <text:p text:style-name="Standard"><text:tab/>W main.c wystarczy zaimportować:</text:p>
      <table:table table:style-name="Table119">
        <table:table-columns>
          <table:table-column table:style-name="TableColumn120"/>
        </table:table-columns>
        <table:table-row table:style-name="TableRow121">
          <table:table-cell table:style-name="TableCell122">
            <text:p text:style-name="P123">/** USB_LIB**/</text:p>
            <text:p text:style-name="P124">#include<text:s/>"USB_LIB/usb_device.h"</text:p>
            <text:p text:style-name="P125">#include "USB_LIB/usbd_cdc_if.h"</text:p>
          </table:table-cell>
        </table:table-row>
      </table:table>
      <text:p text:style-name="P126"/>
      <text:p text:style-name="Standard">A następnie zainicjalizować w main’ie MX_USB_DEVICE_Init();</text:p>
      <text:p text:style-name="Standard"/>
      <text:p text:style-name="Standard">Deklaracja zmiennych</text:p>
      <text:p text:style-name="Standard"><draw:frame draw:style-name="a59" draw:name="Obraz 65" text:anchor-type="as-char" svg:x="0in" svg:y="0in" svg:width="5.72997in" svg:height="1.36477in" style:rel-width="scale" style:rel-height="scale"><draw:image xlink:href="media/image60.png" xlink:type="simple" xlink:show="embed" xlink:actuate="onLoad"/><svg:title/><svg:desc/></draw:frame></text:p>
      <text:p text:style-name="Standard">Wysylanie i odbieranie:</text:p>
      <text:p text:style-name="Standard"><draw:frame draw:style-name="a60" draw:name="Obraz 66" text:anchor-type="as-char" svg:x="0in" svg:y="0in" svg:width="6.69236in" svg:height="1.89583in" style:rel-width="scale" style:rel-height="scale"><draw:image xlink:href="media/image61.png" xlink:type="simple" xlink:show="embed" xlink:actuate="onLoad"/><svg:title/><svg:desc/></draw:frame></text:p>
      <text:p text:style-name="Standard"/>
      <text:p text:style-name="P127"/>
      <text:p text:style-name="Standard">Funkcja która służy do odbierania danych znajduje sie w pliku usbd_cdc_if.c.</text:p>
      <text:p text:style-name="Standard">Wykonuje<text:s/>się ona za każdym razem po otrzymaniu danych</text:p>
      <text:p text:style-name="Standard"><draw:frame draw:style-name="a61" draw:name="Obraz 67" text:anchor-type="as-char" svg:x="0in" svg:y="0in" svg:width="6.69236in" svg:height="2.20972in" style:rel-width="scale" style:rel-height="scale"><draw:image xlink:href="media/image62.png" xlink:type="simple" xlink:show="embed" xlink:actuate="onLoad"/><svg:title/><svg:desc/></draw:frame></text:p>
      <text:p text:style-name="Standard">Wykonuje się ona za każdym razem po otrzymaniu danych</text:p>
      <text:p text:style-name="Standard"/>
      <text:p text:style-name="Standard">Wynik działania:</text:p>
      <text:p text:style-name="Standard"><draw:frame draw:style-name="a62" draw:name="Obraz 68" text:anchor-type="as-char" svg:x="0in" svg:y="0in" svg:width="6.69236in" svg:height="4.22361in" style:rel-width="scale" style:rel-height="scale"><draw:image xlink:href="media/image63.png" xlink:type="simple" xlink:show="embed" xlink:actuate="onLoad"/><svg:title/><svg:desc/></draw:frame></text:p>
      <text:p text:style-name="P128"/>
      <text:p text:style-name="Standard">Aktualnie funkcja Zmiana_PWM_TIM1_stopniowo(); przeszkadza w działaniu USB.<text:s/></text:p>
      <text:p text:style-name="Standard">Niestety USB nie działa dobrze na moim kompie. Raz na 10 razy uda się podłączyć. Czy wynika to z tego że mam tutaj USB3.0?</text:p>
      <text:p text:style-name="Standard">Na komputerze żony działa za każdym razem, gdy podłączam pod USB2.0.</text:p>
      <text:p text:style-name="Standard"/>
      <text:p text:style-name="Standard"/>
      <text:list text:style-name="LFO1" text:continue-numbering="true">
        <text:list-item>
          <text:list>
            <text:list-item>
              <text:p text:style-name="P129">Weryfikacja na templajcie od ST działanie<text:s/>magneto</text:p>
            </text:list-item>
            <text:list-item>
              <text:p text:style-name="P130">Plik makefile</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arial, helvetica, sans-serif" svg:font-family="arial, helvetica, sans-serif" style:font-family-generic="system"/>
    <style:font-face style:name="Arial,Bold" svg:font-family="Arial,Bold" style:font-family-generic="swiss"/>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4-17T19:42:00Z</dc:date>
    <meta:template xlink:href="Normal.dotm" xlink:type="simple"/>
    <meta:editing-cycles>55</meta:editing-cycles>
    <meta:editing-duration>PT619320S</meta:editing-duration>
    <meta:user-defined meta:name="Informacja 1"/>
    <meta:user-defined meta:name="Informacja 2"/>
    <meta:user-defined meta:name="Informacja 3"/>
    <meta:user-defined meta:name="Informacja 4"/>
    <meta:document-statistic meta:page-count="24" meta:paragraph-count="34" meta:word-count="2486" meta:character-count="17371" meta:row-count="124" meta:non-whitespace-character-count="14919"/>
  </office:meta>
</office:document-meta>
</file>